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3.724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3.54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ro1" style:family="table-row">
      <style:table-row-properties style:row-height="0.875cm"/>
    </style:style>
    <style:style style:name="ro2" style:family="table-row">
      <style:table-row-properties style:row-height="3.135cm"/>
    </style:style>
    <style:style style:name="ro3" style:family="table-row">
      <style:table-row-properties style:row-height="3.143cm"/>
    </style:style>
    <style:style style:name="ce1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ridge #000000" fo:border-top="0.57pt ridge #000000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</style:style>
    <style:style style:name="ce4" style:family="table-cell">
      <style:graphic-properties draw:fill-color="#ffffff" style:repeat="repeat"/>
      <style:paragraph-properties fo:border-left="0.57pt ridge #000000" fo:border-right="0.57pt ridge #000000" fo:border-top="none" fo:border-bottom="none"/>
    </style:style>
    <style:style style:name="ce5" style:family="table-cell">
      <style:graphic-properties draw:fill-color="#ffffff" style:repeat="repeat"/>
      <style:paragraph-properties fo:border-left="0.57pt ridge #000000" fo:border-right="0.57pt ridge #000000" fo:border-top="none" fo:border-bottom="0.57pt ridge #000000"/>
    </style:style>
    <style:style style:name="P1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measure" draw:layer="layout" svg:width="14.897cm" svg:height="10.287cm" svg:x="3.247cm" svg:y="6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TORY</text:span></text:p>
              </table:table-cell>
              <table:table-cell>
                <text:p><text:span text:style-name="T1">TO DO</text:span></text:p>
              </table:table-cell>
              <table:table-cell table:style-name="ce2">
                <text:p text:style-name="P1"><text:span text:style-name="T2">ON GOING</text:span></text:p>
              </table:table-cell>
              <table:table-cell>
                <text:p><text:span text:style-name="T1">DONE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2.046cm" svg:height="2.725cm" svg:x="4.034cm" svg:y="8.054cm">
          <text:p/>
          <draw:enhanced-geometry svg:viewBox="0 0 21600 21600" draw:mirror-horizontal="false" draw:mirror-vertical="false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223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223cm" svg:y="9.636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2.811cm" svg:y="8.112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4.716cm" svg:y="9.636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2.046cm" svg:height="2.725cm" svg:x="4.034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35cm" svg:y="12.30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9.128cm" svg:y="12.30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35cm" svg:y="13.95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2.811cm" svg:y="14.081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1T15:49:18</meta:creation-date>
    <dc:date>2015-07-27T01:46:18</dc:date>
    <dc:creator>Dario Palminio</dc:creator>
    <meta:editing-duration>PT16M34S</meta:editing-duration>
    <meta:editing-cycles>4</meta:editing-cycles>
    <meta:generator>LibreOffice/3.5$Linux_X86_64 LibreOffice_project/350m1$Build-2</meta:generator>
    <meta:document-statistic meta:object-count="11"/>
  </office:meta>
</office:document-meta>
</file>